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FF000002D02445D6C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_2c__20_2_20_Content-title">
      <style:graphic-properties fo:min-height="3.4cm"/>
    </style:style>
    <style:style style:name="pr2" style:family="presentation" style:parent-style-name="Title_2c__20_2_20_Content-subtitle">
      <style:graphic-properties draw:fill-color="#ffffff" draw:textarea-vertical-align="top" fo:min-height="11.047cm"/>
    </style:style>
    <style:style style:name="pr3" style:family="presentation" style:parent-style-name="Title_2c__20_2_20_Content-notes">
      <style:graphic-properties draw:fill-color="#ffffff" fo:min-height="13.364cm"/>
    </style:style>
    <style:style style:name="P1" style:family="paragraph">
      <style:paragraph-properties fo:text-align="star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presentation:presentation-page-layout-name="AL1T0" xml:id="id1" draw:id="id1">
        <draw:frame presentation:style-name="pr1" draw:layer="layout" svg:width="25.391cm" svg:height="3.4cm" svg:x="3.409cm" svg:y="0.2cm" presentation:class="title" presentation:user-transformed="true">
          <draw:text-box>
            <text:p>About us</text:p>
          </draw:text-box>
        </draw:frame>
        <draw:frame presentation:style-name="pr2" draw:text-style-name="P1" draw:layer="layout" svg:width="30.908cm" svg:height="13.927cm" svg:x="1.692cm" svg:y="4.457cm" presentation:class="subtitle" presentation:user-transformed="true">
          <draw:text-box>
            <text:p text:style-name="P1">Andrea Rosa: </text:p>
            <text:p text:style-name="P1">- Software Engineer @ hp </text:p>
            <text:p text:style-name="P1">- Midclass OpenStack citizen* since Diablo release</text:p>
            <text:p text:style-name="P1">- Twitter: @reclaro</text:p>
            <text:p text:style-name="P1">- Email: andrea.rosa@hpe.com</text:p>
            <text:p text:style-name="P1">- irc: andrearosa (not a registered nick yet :( )</text:p>
            <text:p text:style-name="P1"/>
            <text:p text:style-name="P1">Scott D'Angelo</text:p>
            <text:p text:style-name="P1">- Senior Software Engineer @HP</text:p>
            <text:p text:style-name="P1">- HP Public Cloud and Helion since Folsom release</text:p>
            <text:p text:style-name="P1">- irc: scottda</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29T06:05:08.280511024</dc:date>
    <meta:generator>LibreOffice/4.3.7.2$Linux_X86_64 LibreOffice_project/430m0$Build-2</meta:generator>
    <meta:editing-duration>P3DT21H30M41S</meta:editing-duration>
    <meta:editing-cycles>2</meta:editing-cycles>
    <meta:document-statistic meta:object-count="45"/>
  </office:meta>
</office:document-meta>
</file>